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olaimanLipi" svg:font-family="SolaimanLipi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SolaimanLipi" fo:font-size="11pt" officeooo:rsid="001dd62a" officeooo:paragraph-rsid="001dd62a" style:font-size-asian="11pt" style:font-name-complex="SolaimanLipi" style:font-size-complex="11pt"/>
    </style:style>
    <style:style style:name="P2" style:family="paragraph" style:parent-style-name="Standard">
      <style:paragraph-properties fo:text-align="center" style:justify-single-word="false"/>
      <style:text-properties style:font-name="SolaimanLipi" fo:font-size="11pt" officeooo:rsid="001dd62a" officeooo:paragraph-rsid="00252134" style:font-size-asian="11pt" style:font-name-complex="SolaimanLipi" style:font-size-complex="11pt"/>
    </style:style>
    <style:style style:name="P3" style:family="paragraph" style:parent-style-name="Standard">
      <style:paragraph-properties fo:text-align="center" style:justify-single-word="false"/>
      <style:text-properties style:font-name="SolaimanLipi" fo:font-size="11pt" officeooo:rsid="001dd62a" officeooo:paragraph-rsid="0028df87" style:font-size-asian="11pt" style:font-name-complex="SolaimanLipi" style:font-size-complex="11pt"/>
    </style:style>
    <style:style style:name="P4" style:family="paragraph" style:parent-style-name="Standard">
      <style:paragraph-properties fo:text-align="center" style:justify-single-word="false"/>
      <style:text-properties style:font-name="SolaimanLipi" fo:font-size="11pt" officeooo:rsid="001dd62a" officeooo:paragraph-rsid="0034a25a" style:font-size-asian="11pt" style:font-name-complex="SolaimanLipi" style:font-size-complex="11pt"/>
    </style:style>
    <style:style style:name="P5" style:family="paragraph" style:parent-style-name="Standard">
      <style:paragraph-properties fo:text-align="center" style:justify-single-word="false"/>
      <style:text-properties style:font-name="SolaimanLipi" fo:font-size="11pt" officeooo:rsid="001dd62a" officeooo:paragraph-rsid="003ddd9b" style:font-size-asian="11pt" style:font-name-complex="SolaimanLipi" style:font-size-complex="11pt"/>
    </style:style>
    <style:style style:name="P6" style:family="paragraph" style:parent-style-name="Standard">
      <style:text-properties style:font-name="SolaimanLipi" fo:font-size="11pt" officeooo:rsid="001dd62a" officeooo:paragraph-rsid="00252134" style:font-size-asian="11pt" style:font-name-complex="SolaimanLipi" style:font-size-complex="11pt"/>
    </style:style>
    <style:style style:name="P7" style:family="paragraph" style:parent-style-name="Standard">
      <style:paragraph-properties fo:text-align="start" style:justify-single-word="false"/>
      <style:text-properties style:font-name="SolaimanLipi" fo:font-size="11pt" officeooo:rsid="001dd62a" officeooo:paragraph-rsid="002c602c" style:font-size-asian="11pt" style:font-name-complex="SolaimanLipi" style:font-size-complex="11pt"/>
    </style:style>
    <style:style style:name="P8" style:family="paragraph" style:parent-style-name="Standard">
      <style:paragraph-properties fo:text-align="start" style:justify-single-word="false"/>
      <style:text-properties style:font-name="SolaimanLipi" fo:font-size="11pt" officeooo:rsid="001dd62a" officeooo:paragraph-rsid="0028df87" style:font-size-asian="11pt" style:font-name-complex="SolaimanLipi" style:font-size-complex="11pt"/>
    </style:style>
    <style:style style:name="P9" style:family="paragraph" style:parent-style-name="Standard">
      <style:paragraph-properties fo:text-align="start" style:justify-single-word="false"/>
      <style:text-properties style:font-name="SolaimanLipi" fo:font-size="11pt" officeooo:rsid="001dd62a" officeooo:paragraph-rsid="0029d5cf" style:font-size-asian="11pt" style:font-name-complex="SolaimanLipi" style:font-size-complex="11pt"/>
    </style:style>
    <style:style style:name="P10" style:family="paragraph" style:parent-style-name="Standard">
      <style:paragraph-properties fo:text-align="start" style:justify-single-word="false"/>
      <style:text-properties style:font-name="SolaimanLipi" fo:font-size="11pt" officeooo:rsid="001dd62a" officeooo:paragraph-rsid="002b0d9f" style:font-size-asian="11pt" style:font-name-complex="SolaimanLipi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SolaimanLipi" fo:font-size="11pt" officeooo:rsid="001dd62a" officeooo:paragraph-rsid="002bc500" style:font-size-asian="11pt" style:font-name-complex="SolaimanLipi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SolaimanLipi" fo:font-size="11pt" officeooo:rsid="001dd62a" officeooo:paragraph-rsid="0034663d" style:font-size-asian="11pt" style:font-name-complex="SolaimanLipi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SolaimanLipi" fo:font-size="11pt" officeooo:rsid="001dd62a" officeooo:paragraph-rsid="00381f01" style:font-size-asian="11pt" style:font-name-complex="SolaimanLipi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SolaimanLipi" fo:font-size="11pt" officeooo:rsid="001dd62a" officeooo:paragraph-rsid="00252134" style:font-size-asian="11pt" style:font-name-complex="SolaimanLipi" style:font-size-complex="11pt"/>
    </style:style>
    <style:style style:name="P15" style:family="paragraph" style:parent-style-name="Standard">
      <style:paragraph-properties fo:text-align="start" style:justify-single-word="false"/>
      <style:text-properties style:font-name="SolaimanLipi" fo:font-size="11pt" officeooo:rsid="001dd62a" officeooo:paragraph-rsid="003f5fac" style:font-size-asian="11pt" style:font-name-complex="SolaimanLipi" style:font-size-complex="11pt"/>
    </style:style>
    <style:style style:name="P16" style:family="paragraph" style:parent-style-name="Standard">
      <style:paragraph-properties fo:text-align="start" style:justify-single-word="false"/>
      <style:text-properties style:font-name="SolaimanLipi" fo:font-size="11pt" officeooo:rsid="001dd62a" officeooo:paragraph-rsid="003fc381" style:font-size-asian="11pt" style:font-name-complex="SolaimanLipi" style:font-size-complex="11pt"/>
    </style:style>
    <style:style style:name="P17" style:family="paragraph" style:parent-style-name="Standard">
      <style:paragraph-properties fo:text-align="start" style:justify-single-word="false"/>
      <style:text-properties style:font-name="SolaimanLipi" fo:font-size="11pt" officeooo:rsid="001dd62a" officeooo:paragraph-rsid="00402f11" style:font-size-asian="11pt" style:font-name-complex="SolaimanLipi" style:font-size-complex="11pt"/>
    </style:style>
    <style:style style:name="P18" style:family="paragraph" style:parent-style-name="Standard">
      <style:text-properties style:font-name="SolaimanLipi" fo:font-size="11pt" officeooo:rsid="001dd62a" officeooo:paragraph-rsid="001dd62a" style:font-size-asian="11pt" style:font-name-complex="SolaimanLipi" style:font-size-complex="11pt"/>
    </style:style>
    <style:style style:name="P19" style:family="paragraph" style:parent-style-name="Standard">
      <style:paragraph-properties fo:text-align="end" style:justify-single-word="false"/>
      <style:text-properties style:font-name="SolaimanLipi" fo:font-size="11pt" officeooo:rsid="001dd62a" officeooo:paragraph-rsid="002b0d9f" style:font-size-asian="11pt" style:font-name-complex="SolaimanLipi" style:font-size-complex="11pt"/>
    </style:style>
    <style:style style:name="P20" style:family="paragraph" style:parent-style-name="Standard">
      <style:paragraph-properties fo:text-align="end" style:justify-single-word="false"/>
      <style:text-properties style:font-name="SolaimanLipi" fo:font-size="11pt" officeooo:rsid="001dd62a" officeooo:paragraph-rsid="002c602c" style:font-size-asian="11pt" style:font-name-complex="SolaimanLipi" style:font-size-complex="11pt"/>
    </style:style>
    <style:style style:name="P21" style:family="paragraph" style:parent-style-name="Standard">
      <style:text-properties style:font-name="SolaimanLipi" fo:font-size="11pt" officeooo:rsid="001dd62a" officeooo:paragraph-rsid="003c293b" style:font-size-asian="11pt" style:font-name-complex="SolaimanLipi" style:font-size-complex="11pt"/>
    </style:style>
    <style:style style:name="P22" style:family="paragraph" style:parent-style-name="Standard">
      <style:text-properties style:font-name="SolaimanLipi" fo:font-size="11pt" officeooo:rsid="001dd62a" officeooo:paragraph-rsid="0029d5cf" style:font-size-asian="11pt" style:font-name-complex="SolaimanLipi" style:font-size-complex="11pt"/>
    </style:style>
    <style:style style:name="P23" style:family="paragraph" style:parent-style-name="Standard">
      <style:paragraph-properties fo:text-align="center" style:justify-single-word="false"/>
      <style:text-properties style:font-name="SolaimanLipi" fo:font-size="11pt" officeooo:rsid="0041c6d9" officeooo:paragraph-rsid="0041c6d9" style:font-size-asian="11pt" style:font-name-complex="SolaimanLipi" style:font-size-complex="11pt"/>
    </style:style>
    <style:style style:name="P24" style:family="paragraph" style:parent-style-name="Standard">
      <style:paragraph-properties fo:text-align="center" style:justify-single-word="false"/>
      <style:text-properties style:font-name="SolaimanLipi" fo:font-size="11pt" style:text-underline-style="solid" style:text-underline-width="auto" style:text-underline-color="font-color" fo:font-weight="bold" officeooo:rsid="001dd62a" officeooo:paragraph-rsid="001dd62a" style:font-size-asian="11pt" style:font-weight-asian="bold" style:font-name-complex="SolaimanLipi" style:font-size-complex="11pt" style:font-weight-complex="bold"/>
    </style:style>
    <style:style style:name="P25" style:family="paragraph" style:parent-style-name="Standard">
      <style:paragraph-properties fo:text-align="center" style:justify-single-word="false"/>
      <style:text-properties style:font-name="SolaimanLipi" fo:font-size="11pt" style:text-underline-style="solid" style:text-underline-width="auto" style:text-underline-color="font-color" fo:font-weight="bold" officeooo:rsid="001dd62a" officeooo:paragraph-rsid="00252134" style:font-size-asian="11pt" style:font-weight-asian="bold" style:font-name-complex="SolaimanLipi" style:font-size-complex="11pt" style:font-weight-complex="bold"/>
    </style:style>
    <style:style style:name="P26" style:family="paragraph" style:parent-style-name="Standard">
      <style:paragraph-properties fo:text-align="center" style:justify-single-word="false"/>
      <style:text-properties style:font-name="SolaimanLipi" fo:font-size="11pt" style:text-underline-style="solid" style:text-underline-width="auto" style:text-underline-color="font-color" fo:font-weight="bold" officeooo:rsid="001dd62a" officeooo:paragraph-rsid="0034663d" style:font-size-asian="11pt" style:font-weight-asian="bold" style:font-name-complex="SolaimanLipi" style:font-size-complex="11pt" style:font-weight-complex="bold"/>
    </style:style>
    <style:style style:name="P27" style:family="paragraph" style:parent-style-name="Standard">
      <style:paragraph-properties fo:text-align="center" style:justify-single-word="false"/>
      <style:text-properties style:font-name="SolaimanLipi" fo:font-size="11pt" style:text-underline-style="solid" style:text-underline-width="auto" style:text-underline-color="font-color" fo:font-weight="bold" officeooo:rsid="001dd62a" officeooo:paragraph-rsid="0034a25a" style:font-size-asian="11pt" style:font-weight-asian="bold" style:font-name-complex="SolaimanLipi" style:font-size-complex="11pt" style:font-weight-complex="bold"/>
    </style:style>
    <style:style style:name="P28" style:family="paragraph" style:parent-style-name="Standard">
      <style:paragraph-properties fo:text-align="center" style:justify-single-word="false"/>
      <style:text-properties style:font-name="SolaimanLipi" fo:font-size="11pt" style:text-underline-style="solid" style:text-underline-width="auto" style:text-underline-color="font-color" fo:font-weight="bold" officeooo:rsid="001dd62a" officeooo:paragraph-rsid="003ddd9b" style:font-size-asian="11pt" style:font-weight-asian="bold" style:font-name-complex="SolaimanLipi" style:font-size-complex="11pt" style:font-weight-complex="bold"/>
    </style:style>
    <style:style style:name="P29" style:family="paragraph" style:parent-style-name="Standard">
      <style:paragraph-properties fo:text-align="start" style:justify-single-word="false"/>
      <style:text-properties style:font-name="SolaimanLipi" fo:font-size="11pt" style:text-underline-style="none" fo:font-weight="normal" officeooo:rsid="001dd62a" officeooo:paragraph-rsid="00280efe" style:font-size-asian="11pt" style:font-weight-asian="normal" style:font-name-complex="SolaimanLipi" style:font-size-complex="11pt" style:font-weight-complex="normal"/>
    </style:style>
    <style:style style:name="P30" style:family="paragraph" style:parent-style-name="Standard">
      <style:paragraph-properties fo:text-align="center" style:justify-single-word="false"/>
      <style:text-properties style:font-name="SolaimanLipi" fo:font-size="11pt" fo:font-weight="bold" officeooo:rsid="001dd62a" officeooo:paragraph-rsid="001dd62a" style:font-size-asian="11pt" style:font-weight-asian="bold" style:font-name-complex="SolaimanLipi" style:font-size-complex="11pt" style:font-weight-complex="bold"/>
    </style:style>
    <style:style style:name="P31" style:family="paragraph" style:parent-style-name="Standard">
      <style:paragraph-properties fo:text-align="center" style:justify-single-word="false"/>
      <style:text-properties style:font-name="SolaimanLipi" fo:font-size="11pt" fo:font-weight="bold" officeooo:rsid="001dd62a" officeooo:paragraph-rsid="0028df87" style:font-size-asian="11pt" style:font-weight-asian="bold" style:font-name-complex="SolaimanLipi" style:font-size-complex="11pt" style:font-weight-complex="bold"/>
    </style:style>
    <style:style style:name="P32" style:family="paragraph" style:parent-style-name="Standard">
      <style:paragraph-properties fo:text-align="start" style:justify-single-word="false"/>
      <style:text-properties style:font-name="SolaimanLipi" fo:font-size="11pt" fo:font-weight="bold" officeooo:rsid="001dd62a" officeooo:paragraph-rsid="00402f11" style:font-size-asian="11pt" style:font-weight-asian="bold" style:font-name-complex="SolaimanLipi" style:font-size-complex="11pt" style:font-weight-complex="bold"/>
    </style:style>
    <style:style style:name="P33" style:family="paragraph" style:parent-style-name="Standard">
      <style:paragraph-properties fo:text-align="start" style:justify-single-word="false"/>
      <style:text-properties style:font-name="SolaimanLipi" fo:font-size="11pt" fo:font-weight="normal" officeooo:rsid="004202eb" officeooo:paragraph-rsid="004202eb" style:font-size-asian="11pt" style:font-weight-asian="normal" style:font-name-complex="SolaimanLipi" style:font-size-complex="11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SolaimanLipi" fo:font-size="11pt" fo:font-weight="normal" officeooo:rsid="001dd62a" officeooo:paragraph-rsid="00455064" style:font-size-asian="11pt" style:font-weight-asian="normal" style:font-name-complex="SolaimanLipi" style:font-size-complex="11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SolaimanLipi" fo:font-size="11pt" fo:font-weight="normal" officeooo:rsid="0045fe43" officeooo:paragraph-rsid="0045fe43" style:font-size-asian="11pt" style:font-weight-asian="normal" style:font-name-complex="SolaimanLipi" style:font-size-complex="11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SolaimanLipi" fo:font-size="11pt" fo:font-weight="normal" officeooo:rsid="00468997" officeooo:paragraph-rsid="00468997" style:font-size-asian="11pt" style:font-weight-asian="normal" style:font-name-complex="SolaimanLipi" style:font-size-complex="11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SolaimanLipi" fo:font-size="11pt" fo:font-weight="normal" officeooo:rsid="00487523" officeooo:paragraph-rsid="00468997" style:font-size-asian="11pt" style:font-weight-asian="normal" style:font-name-complex="SolaimanLipi" style:font-size-complex="11pt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SolaimanLipi" fo:font-size="11pt" officeooo:rsid="001dd62a" officeooo:paragraph-rsid="0028df87" style:font-size-asian="11pt" style:font-name-complex="SolaimanLipi" style:font-size-complex="11pt"/>
    </style:style>
    <style:style style:name="T1" style:family="text">
      <style:text-properties fo:font-weight="normal" officeooo:rsid="00402f11" style:font-weight-asian="normal" style:font-weight-complex="normal"/>
    </style:style>
    <style:style style:name="T2" style:family="text">
      <style:text-properties fo:font-weight="normal" officeooo:rsid="00455064" style:font-weight-asian="normal" style:font-weight-complex="normal"/>
    </style:style>
    <style:style style:name="T3" style:family="text">
      <style:text-properties officeooo:rsid="00402f11"/>
    </style:style>
    <style:style style:name="T4" style:family="text">
      <style:text-properties officeooo:rsid="0041c6d9"/>
    </style:style>
    <style:style style:name="T5" style:family="text">
      <style:text-properties officeooo:rsid="00455064"/>
    </style:style>
    <style:style style:name="T6" style:family="text">
      <style:text-properties officeooo:rsid="00468997"/>
    </style:style>
    <style:style style:name="Sect1" style:family="section">
      <style:section-properties text:dont-balance-text-columns="false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  <style:style style:name="Sect2" style:family="section">
      <style:section-properties text:dont-balance-text-columns="false" style:editable="true">
        <style:columns fo:column-count="2">
          <style:column style:rel-width="5904*" fo:start-indent="0in" fo:end-indent="0.1in"/>
          <style:column style:rel-width="3734*" fo:start-indent="0.1in" fo:end-indent="0in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111 111 111</text:p>
      <text:p text:style-name="P35">222 <text:span text:style-name="T6">222 222</text:span></text:p>
      <text:p text:style-name="P35">333 <text:span text:style-name="T6">333 333</text:span></text:p>
      <text:p text:style-name="P36">444</text:p>
      <text:p text:style-name="P36">555</text:p>
      <text:p text:style-name="P36">666</text:p>
      <text:p text:style-name="P36">777</text:p>
      <text:p text:style-name="P36">888</text:p>
      <text:p text:style-name="P37">999</text:p>
      <text:p text:style-name="P37">000</text:p>
      <text:p text:style-name="P35"/>
      <text:p text:style-name="P34"/>
      <text:p text:style-name="P34"/>
      <text:p text:style-name="P34"><text:span text:style-name="T3">&lt;flat-no&gt;</text:span></text:p>
      <text:p text:style-name="P34"><text:span text:style-name="T4">&lt;given-title&gt;</text:span></text:p>
      <text:p text:style-name="P34"><text:span text:style-name="T4">&lt;given-name&gt;</text:span></text:p>
      <text:p text:style-name="P34"><text:span text:style-name="T4">&lt;given-designation&gt;</text:span></text:p>
      <text:p text:style-name="P34"><text:span text:style-name="T4">&lt;given-sharok&gt;</text:span></text:p>
      <text:p text:style-name="P34"><text:span text:style-name="T4">&lt;given-date&gt;</text:span></text:p>
      <text:p text:style-name="P34"><text:span text:style-name="T5">&lt;given-borabor-person&gt;</text:span></text:p>
      <text:p text:style-name="P34"><text:span text:style-name="T5">&lt;given-borabor-designation&gt;</text:span></text:p>
      <text:p text:style-name="P34"><text:span text:style-name="T4">&lt;given-accountant-officer&gt;</text:span></text:p>
      <text:p text:style-name="P34"><text:span text:style-name="T5">&lt;given-associative-officer&gt;</text:span></text:p>
      <text:p text:style-name="P33">----------------------------------------------------------------------------------------------</text:p>
      <text:p text:style-name="P30">গণপ্রজাতন্ত্রী বাংলাদেশ সরকার</text:p>
      <text:p text:style-name="P1">উপ-বিভাগীয় প্রকৌশলীর কার্যালয় </text:p>
      <text:p text:style-name="P1">পিলখানা গণপূর্ত <text:s/>উপ-বিভাগ</text:p>
      <text:p text:style-name="P1">নিউমার্কেট, ঢাকা।</text:p>
      <text:p text:style-name="P1">(ফোন নং- ০২ - ৯৬৭৫১৩২)</text:p>
      <text:p text:style-name="P1"/>
      <text:p text:style-name="P24">হস্তান্তরকালীন সরকারী মালামালের তালিকাঃ-</text:p>
      <text:p text:style-name="P22">আজিমপুর/মৌচাক সরকারী কলোনির ফ্ল্যাট নং- <text:span text:style-name="T3">&lt;flat-no&gt;</text:span> বাসাটির বরাদ্দ প্রাপক <text:span text:style-name="T4">&lt;given-title&gt;</text:span> <text:span text:style-name="T4">&lt;given-name&gt;</text:span>, <text:span text:style-name="T4">&lt;given-designation&gt;</text:span>। স্বাস্থ্য ও পরিবার কল্যাণ মন্ত্রণালয়ের স্মারক নং- <text:span text:style-name="T4">&lt;given-sharok&gt;</text:span> খ্রিঃ অনুযায়ী নিম্নবর্ণিত সরকারী মালামাল সহ অদ্য <text:span text:style-name="T4">&lt;given-date&gt;</text:span> খ্রিঃ তারিখে সম্পূর্ণ খালি অবস্থায় বাসাটির দখল বুঝিয়ে দেয়া হলো। </text:p>
      <text:p text:style-name="P6"><text:s/></text:p>
      <text:p text:style-name="P24">স্যানিটারি মালামালের তালিকাঃ-</text:p>
      <text:section text:style-name="Sect1" text:name="Section1">
        <text:p text:style-name="P21"><text:tab/><text:tab/>১। কমোড- নাই ।</text:p>
        <text:p text:style-name="P21"><text:tab/><text:tab/>২। ডাব্লিউ সি লং প্যান- ১ (এক) টি ।</text:p>
        <text:p text:style-name="P21"><text:tab/><text:tab/>৩। বেসিন- ১ (এক) টি।</text:p>
        <text:p text:style-name="P21"><text:tab/><text:tab/>৪। পিলার কক- ১ (এক) টি।</text:p>
        <text:p text:style-name="P21"><text:tab/><text:tab/>৫। টাওয়াল রেল- ১ (এক) টি।</text:p>
        <text:p text:style-name="P21"><text:tab/><text:tab/>৬। মিরর- ১ (এক) টি।</text:p>
        <text:p text:style-name="P21"><text:tab/><text:tab/>৭। গ্লাস সেলফ- ১ (এক) টি।</text:p>
        <text:p text:style-name="P21"><text:tab/><text:tab/>৮। সাবান দানী- ১ (এক) টি।</text:p>
        <text:p text:style-name="P21"><text:tab/><text:tab/>৯। কনসিল স্টপ কক- ১ (এক) টি।</text:p>
        <text:p text:style-name="P21"><text:tab/><text:tab/>১০। এঙ্গেল স্টপ কক- ১ (এক) টি।</text:p>
        <text:p text:style-name="P21"><text:tab/><text:tab/>১১। শাওয়ার- ১ (এক) টি।</text:p>
        <text:p text:style-name="P21"><text:tab/><text:tab/>১২। সিংক- নাই।</text:p>
        <text:p text:style-name="P21"><text:tab/><text:tab/>১৩। সিংক কক- নাই।</text:p>
        <text:p text:style-name="P21"><text:tab/><text:tab/>১৪। লো-ডাউন- নাই।</text:p>
        <text:p text:style-name="P21"><text:tab/><text:tab/>১৫। বিব কক- ৩ (তিন) টি।</text:p>
      </text:section>
      <text:p text:style-name="P18"/>
      <text:p text:style-name="P24">বৈদ্যুতিক মালামালের তালিকাঃ-</text:p>
      <text:section text:style-name="Sect1" text:name="Section2">
        <text:p text:style-name="P21"><text:tab/><text:tab/>১। মিটার- ১ (এক) টি।</text:p>
        <text:p text:style-name="P21"><text:tab/><text:tab/>২। ব্রাকেট হোল্ডার- ২ (দুই) টি।</text:p>
        <text:p text:style-name="P21"><text:tab/><text:tab/>৩। পাখা- ২ (দুই) টি, নষ্ট।</text:p>
        <text:p text:style-name="P21"><text:tab/><text:tab/>৪। কাট আউট বক্স- ১ (এক) টি।</text:p>
        <text:p text:style-name="P21"><text:tab/><text:tab/>৫। টিউব লাইট- ২ (দুই) টি।</text:p>
        <text:p text:style-name="P21"><text:tab/><text:tab/>৬। মেইন সুইচ- ১ (এক) টি।</text:p>
        <text:p text:style-name="P21"><text:soft-page-break/><text:tab/><text:tab/>৭। সুইচ বোর্ড- ৪ (চার) টি।</text:p>
        <text:p text:style-name="P21"><text:tab/><text:tab/>৮। রেগুলেটর- ২ (দুই) টি।</text:p>
        <text:p text:style-name="P21"><text:tab/><text:tab/>৯। লাইট সেট- ২ (দুই)) টি।</text:p>
        <text:p text:style-name="P21"><text:tab/><text:tab/>১০। মিটার নং এ জেড- ০০০৩৬৭৮</text:p>
        <text:p text:style-name="P21"><text:tab/><text:tab/>১১। গ্রাহক নং- ১৭৩৩১১০৬</text:p>
        <text:p text:style-name="P18"/>
      </text:section>
      <text:p text:style-name="P18"/>
      <text:p text:style-name="P18"/>
      <text:section text:style-name="Sect2" text:name="Section3">
        <text:p text:style-name="P24">হস্তান্তরকারীর স্বাক্ষর</text:p>
        <text:p text:style-name="P1"/>
        <text:p text:style-name="P1"/>
        <text:p text:style-name="P12"><text:tab/><text:tab/>গণপূর্ত বিভাগ (সিভিল) কর্তৃক<text:tab/>গণপূর্ত বিভাগ (ই/এম) কর্তৃক <text:s/></text:p>
        <text:p text:style-name="P12"><text:tab/><text:tab/>নিয়োজিত কর্মকর্তার স্বাক্ষর। <text:s text:c="3"/><text:tab/>নিয়োজিত কর্মকর্তার স্বাক্ষর।</text:p>
        <text:p text:style-name="P29"><text:tab/><text:tab/><text:tab/><text:tab/><text:tab/></text:p>
        <text:p text:style-name="P12"><text:tab/><text:tab/><text:tab/><text:tab/><text:tab/></text:p>
        <text:p text:style-name="P26"/>
        <text:p text:style-name="P27"/>
        <text:p text:style-name="P28">গ্রহণকারীর স্বাক্ষর</text:p>
        <text:p text:style-name="P4"/>
        <text:p text:style-name="P5"><text:s text:c="3"/><text:span text:style-name="T4">&lt;given-name&gt;</text:span> <text:s/></text:p>
        <text:p text:style-name="P23">&lt;g<text:span text:style-name="T5">iven-</text:span>desig<text:span text:style-name="T5">nation</text:span>&gt;</text:p>
      </text:section>
      <text:p text:style-name="P14"/>
      <text:p text:style-name="P2"/>
      <text:p text:style-name="P25">প্রতিস্বাক্ষর</text:p>
      <text:p text:style-name="P25"/>
      <text:p text:style-name="P2">মোহাম্মদ কায়সার কবির</text:p>
      <text:p text:style-name="P2">উপ-বিভাগীয় প্রকৌশলী</text:p>
      <text:p text:style-name="P2">পিলখানা গণপূর্ত উপ-বিভাগ</text:p>
      <text:p text:style-name="P2">নিউমার্কেট, ঢাকা। </text:p>
      <text:p text:style-name="P31">গণপ্রজাতন্ত্রী বাংলাদেশ সরকার</text:p>
      <text:p text:style-name="P3">উপ-বিভাগীয় প্রকৌশলীর কার্যালয় </text:p>
      <text:p text:style-name="P3">পিলখানা গণপূর্ত উপ-বিভাগ</text:p>
      <text:p text:style-name="P3">নিউমার্কেট, ঢাকা।</text:p>
      <text:p text:style-name="P3">(ফোন নং- ০২ – ৯৬৭৫১৩২)</text:p>
      <text:p text:style-name="P7">স্মারক নং- <text:s/><text:tab/><text:tab/><text:tab/><text:tab/><text:tab/><text:tab/><text:tab/><text:tab/><text:tab/><text:tab/><text:tab/><text:tab/><text:tab/><text:tab/><text:tab/>তারিখঃ ------------------- </text:p>
      <text:p text:style-name="P8">বরাবর,</text:p>
      <text:p text:style-name="P8"><text:tab/><text:span text:style-name="T5">&lt;given-borabor-person&gt;</text:span></text:p>
      <text:p text:style-name="P8"><text:tab/><text:span text:style-name="T5">&lt;given-borabor-designation&gt;</text:span>।</text:p>
      <text:p text:style-name="P8"/>
      <text:p text:style-name="P32">বিষয়ঃ- আজিমপুর/মৌচাক সরকারী কলোনির ফ্ল্যাট নং- <text:span text:style-name="T3">&lt;flat-no&gt;</text:span> বাসার দখলভার গ্রহণ প্রসঙ্গে।</text:p>
      <text:p text:style-name="P16">সূত্রঃ তার স্মারক নং- <text:span text:style-name="T4">&lt;given-sharok&gt; খ্রিঃ</text:span>। </text:p>
      <text:p text:style-name="P9"/>
      <text:p text:style-name="P17"><text:tab/>উপর্যুক্ত বিষয়ের প্রেক্ষিতে জানানো যাচ্ছে যে, আজিমপুর সরকারি কলোনির ফ্ল্যাট নং- <text:span text:style-name="T1">&lt;flat-</text:span><text:span text:style-name="T2">no</text:span><text:span text:style-name="T1">&gt;</text:span> <text:span text:style-name="T4">&lt;given-title&gt;</text:span> <text:span text:style-name="T4">&lt;given-name&gt;</text:span>, <text:span text:style-name="T4">&lt;given-designation&gt;</text:span> কে অদ্য <text:span text:style-name="T4">&lt;given-date&gt;</text:span> খ্রিঃ তারিখে অপর পৃষ্ঠায় বর্ণিত প্রয়োজনীয় সরকারী ফিটিংস সহ সম্পূর্ণ খালি অবস্থায় দখল বুঝিয়ে দেয়া হলো।</text:p>
      <text:p text:style-name="P10"/>
      <text:p text:style-name="P7"><text:tab/>উল্লেখ্য যে, উক্ত বাসাটি গ্রহণ করার সময় যেসকল প্রয়োজনীয় মালামাল পাওয়া যায় নাই। তার মূল্য ফিটিংস চার্জসহ টাকা ............ মাত্র সঠিকভাবে পাওয়া গিয়াছে।</text:p>
      <text:p text:style-name="P7"><text:s/></text:p>
      <text:p text:style-name="P10">সংযুক্তিঃ অপর পৃষ্ঠায় বর্ণিত মালামালের তালিকাসহ দখল গ্রহণের রিপোর্ট। </text:p>
      <text:p text:style-name="P10"/>
      <text:p text:style-name="P19"/>
      <text:p text:style-name="P20">( মোহাম্মদ কায়সার কবির )<text:tab/> <text:s/></text:p>
      <text:p text:style-name="P19">উপ-বিভাগীয় প্রকৌশলী<text:tab/><text:tab/></text:p>
      <text:p text:style-name="P19">পিলখানা গণপূর্ত উপ-বিভাগ<text:tab/> <text:s text:c="2"/></text:p>
      <text:p text:style-name="P19">নিউমার্কেট, ঢাকা। <text:tab/><text:tab/> <text:s/></text:p>
      <text:p text:style-name="P10"/>
      <text:p text:style-name="P7">স্মারক নং- <text:tab/><text:tab/><text:tab/><text:tab/><text:tab/><text:tab/><text:tab/><text:tab/><text:tab/><text:tab/><text:tab/><text:tab/><text:tab/><text:tab/><text:tab/>তারিখঃ- <text:s/>------------------ </text:p>
      <text:p text:style-name="P10"><text:soft-page-break/>অনুলিপি কার্যার্থে অবগতি ও প্রয়োজনীয় ব্যবস্থা গ্রহণের জন্য প্রেরণ করা হলোঃ-</text:p>
      <text:p text:style-name="P10">১। নির্বাহী প্রকৌশলী, আজিমপুর গণপূর্ত বিভাগ, নিউমার্কেট, ঢাকা।</text:p>
      <text:p text:style-name="P10">২। নির্বাহী প্রকৌশলী, এন, ও, সি, এস, আজিমপুর ডি, পি, ডি, সি, ঢাকা।</text:p>
      <text:p text:style-name="P10">৩। প্রধান হিসাব রক্ষণ কর্মকর্তা, <text:span text:style-name="T4">&lt;given-accountant-officer&gt;</text:span>।</text:p>
      <text:p text:style-name="P13">৪। সংশ্লিষ্ট দপ্তরের নিয়ন্ত্রণ কর্মকর্তাঃ <text:span text:style-name="T5">&lt;given-associative-officer&gt;</text:span></text:p>
      <text:p text:style-name="P11">৫। উপ-বিভাগীয় প্রকৌশলী, গণপূর্ত ই/এম উপ-বিভাগ-৫, সেগুনবাগিচা, ঢাকা।</text:p>
      <text:p text:style-name="P11">৬। সংশ্লিষ্ট উপসহকারী প্রকৌশলী, শাখা-১, অত্র উপ-বিভাগ।</text:p>
      <text:p text:style-name="P15">৭। <text:span text:style-name="T4">&lt;given-name&gt;</text:span>, <text:span text:style-name="T4">&lt;given-designation&gt;</text:span>। (নতুন বরাদ্দ প্রাপক)</text:p>
      <text:p text:style-name="P7">৮। অফিস কপি।</text:p>
      <text:p text:style-name="P7"/>
      <text:p text:style-name="P20">মোহাম্মদ কায়সার কবির<text:tab/></text:p>
      <text:p text:style-name="P20">উপ-বিভাগীয় প্রকৌশলী<text:tab/></text:p>
      <text:p text:style-name="P20">পিলখানা গণপূর্ত উপ-বিভাগ </text:p>
      <text:p text:style-name="P20">নিউমার্কেট, ঢাকা। <text:tab/>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olaimanLipi" svg:font-family="SolaimanLipi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1T18:34:00.563362084</meta:creation-date>
    <dc:date>2020-06-20T22:02:35.378288794</dc:date>
    <meta:editing-duration>PT2H41M53S</meta:editing-duration>
    <meta:editing-cycles>28</meta:editing-cycles>
    <meta:generator>LibreOffice/6.0.7.3$Linux_X86_64 LibreOffice_project/00m0$Build-3</meta:generator>
    <meta:document-statistic meta:table-count="0" meta:image-count="0" meta:object-count="0" meta:page-count="3" meta:paragraph-count="103" meta:word-count="466" meta:character-count="2596" meta:non-whitespace-character-count="2083"/>
  </office:meta>
</office:document-meta>
</file>